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00a83a" officeooo:paragraph-rsid="0000a83a"/>
    </style:style>
    <style:style style:name="P2" style:family="paragraph" style:parent-style-name="Heading_20_3">
      <style:text-properties officeooo:rsid="0000a83a" officeooo:paragraph-rsid="0000a83a"/>
    </style:style>
    <style:style style:name="P3" style:family="paragraph" style:parent-style-name="Heading_20_1">
      <style:text-properties officeooo:rsid="0000a83a" officeooo:paragraph-rsid="0000a83a"/>
    </style:style>
    <style:style style:name="P4" style:family="paragraph" style:parent-style-name="Heading_20_2">
      <style:text-properties officeooo:rsid="0000a83a" officeooo:paragraph-rsid="0000a83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Python 2 notes</text:h>
      <text:h text:style-name="P4" text:outline-level="2">git notes</text:h>
      <text:h text:style-name="P2" text:outline-level="3">Three "regions" in a git repo</text:h>
      <text:p text:style-name="P1">1. Working directory: the only human-viewable component of git</text:p>
      <text:p text:style-name="P1">2. Staging area: add files to this individually with </text:p>
      <text:p text:style-name="Preformatted_20_Text">git add [file] </text:p>
      <text:p text:style-name="P1">or use </text:p>
      <text:p text:style-name="Preformatted_20_Text">git add . </text:p>
      <text:p text:style-name="P1">in the root dir</text:p>
      <text:p text:style-name="P1">3. Index: this is where the committed files are stored in a tree structure, never to be lost!</text:p>
      <text:h text:style-name="P2" text:outline-level="3">merging</text:h>
      <text:p text:style-name="P1">Key point: a merge operation is "grab changes from another branch, and integrate into my current branch"</text:p>
      <text:p text:style-name="P1">1. Checkout the branch into which you wish to merge your changes </text:p>
      <text:p text:style-name="P1">2. Run </text:p>
      <text:p text:style-name="Preformatted_20_Text">git merge [branch or commit name]</text:p>
      <text:p text:style-name="P1">3. If all is well, changes will be synchronized, and a new commit will automatically be added to your file history. <text:s/></text:p>
      <text:p text:style-name="P1">If CONFLICTS exist, the merge operation will not complete, and instead, git will have marked in your actual files where conflicts exists for you to change manually and then complete the merge with git comm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2T18:33:52.750901416</meta:creation-date>
    <dc:date>2020-02-12T18:40:36.431386007</dc:date>
    <meta:editing-duration>PT6M45S</meta:editing-duration>
    <meta:editing-cycles>1</meta:editing-cycles>
    <meta:document-statistic meta:table-count="0" meta:image-count="0" meta:object-count="0" meta:page-count="1" meta:paragraph-count="17" meta:word-count="153" meta:character-count="847" meta:non-whitespace-character-count="703"/>
    <meta:generator>LibreOffice/6.0.7.3$Linux_X86_64 LibreOffice_project/00m0$Build-3</meta:generator>
  </office:meta>
</office:document-meta>
</file>